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932f" officeooo:paragraph-rsid="001e932f"/>
    </style:style>
    <style:style style:name="P2" style:family="paragraph" style:parent-style-name="Standard">
      <style:text-properties officeooo:rsid="001eb49d" officeooo:paragraph-rsid="001eb49d"/>
    </style:style>
    <style:style style:name="P3" style:family="paragraph" style:parent-style-name="Standard">
      <style:text-properties fo:color="#00ae00" officeooo:rsid="001eb49d" officeooo:paragraph-rsid="001eb49d"/>
    </style:style>
    <style:style style:name="P4" style:family="paragraph" style:parent-style-name="Standard">
      <style:text-properties officeooo:rsid="001eb49d" officeooo:paragraph-rsid="001eb49d" fo:background-color="#cccccc"/>
    </style:style>
    <style:style style:name="P5" style:family="paragraph" style:parent-style-name="Standard">
      <loext:graphic-properties draw:fill="none"/>
      <style:paragraph-properties fo:margin-left="0.5in" fo:margin-right="0.5in" fo:text-indent="0in" style:auto-text-indent="false" fo:background-color="transparent"/>
      <style:text-properties officeooo:rsid="001e932f" officeooo:paragraph-rsid="001e932f"/>
    </style:style>
    <style:style style:name="P6" style:family="paragraph" style:parent-style-name="Standard" style:master-page-name="">
      <loext:graphic-properties draw:fill="none"/>
      <style:paragraph-properties fo:margin-left="0.5in" fo:margin-right="0.5in" fo:text-indent="0in" style:auto-text-indent="false" style:page-number="auto" fo:background-color="transparent"/>
      <style:text-properties officeooo:rsid="001e932f" officeooo:paragraph-rsid="001e932f"/>
    </style:style>
    <style:style style:name="P7" style:family="paragraph" style:parent-style-name="Standard" style:list-style-name="L1">
      <style:text-properties officeooo:rsid="001e932f" officeooo:paragraph-rsid="001e932f"/>
    </style:style>
    <style:style style:name="T1" style:family="text">
      <style:text-properties officeooo:rsid="001eb49d"/>
    </style:style>
    <style:style style:name="T2" style:family="text">
      <style:text-properties fo:background-color="#cccccc" loext:char-shading-value="0"/>
    </style:style>
    <style:style style:name="T3" style:family="text">
      <style:text-properties fo:color="#00ae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cial Math Functions</text:p>
      <text:h text:style-name="Heading_20_3" text:outline-level="3">Background and proposal</text:h>
      <text:p text:style-name="P1">Mathematical Special Functions were proposed [N1422, N1514, N1542] for C++ with the following</text:p>
      <text:p text:style-name="P1">rationale:</text:p>
      <text:p text:style-name="P6">While these functions are clearly numerical in nature and will likely be most heavily</text:p>
      <text:p text:style-name="P5">used by the scientific and engineering communities, other communities of programmers</text:p>
      <text:p text:style-name="P5">also have needs, ranging from frequent to intermittent, for these functions. . . . [W]e</text:p>
      <text:p text:style-name="P5">believe that adoption of this proposal would send a clear message to the various</text:p>
      <text:p text:style-name="P5">numeric computing communities that, contrary to significant popular belief within</text:p>
      <text:p text:style-name="P5">these communities, C++ is an eminently suitable programming language for their problem domain, too.</text:p>
      <text:p text:style-name="P1">Modulo some additional discussion and wordsmithing [N1502, N1570, N1665, N1884], the pro-</text:p>
      <text:p text:style-name="P1">posal’s wording was subsequently published as one of the clauses comprising WG21’s TR1 [ISO07].</text:p>
      <text:p text:style-name="P1"><text:s text:c="2"/>When it came time to determine what to do with TR1 relative to C++0X, WG21 decided 1 to adopt</text:p>
      <text:p text:style-name="P1">essentially all of TR1 into the Working Paper, with the notable exclusion of the clause specifying</text:p>
      <text:p text:style-name="P1">the Mathematical Special Functions. During the discussion that led to that decision, it was</text:p>
      <text:p text:style-name="P1">principally argued that these functions’ implementation would be a development hardship and</text:p>
      <text:p text:style-name="P1">maintenance burden for vendors, noting that "Users aren’t breaking down our doors clamoringfor these functions." 2 Still later, following WG14’s lead [ISO09], 3 WG21 voted to issue its own</text:p>
      <text:p text:style-name="P1">Mathematical Special Functions International Standard, IS 29124:2010 [N3060, ISO10]. 4</text:p>
      <text:p text:style-name="P1">On a separate front, WG21 voted to introduce the new term of art conditionally-supported [N1564,</text:p>
      <text:p text:style-name="P1">N1627]. Currently defined as a “program construct that an implementation is not required to</text:p>
      <text:p text:style-name="P1">support” [N4296], this term has since its inception found use in specifications throughout the</text:p>
      <text:p text:style-name="P1">Core clauses of the C++11 standard. We believe the term could equally profit the Library clauses,</text:p>
      <text:p text:style-name="P1">as it provides a mechanism by which vendor concerns, such as those recounted above, can be</text:p>
      <text:p text:style-name="P1">addressed.</text:p>
      <text:p text:style-name="P1">With encouragement/approval from Study Group 6 (numerics) at previous WG21 meet-</text:p>
      <text:p text:style-name="P1">ings, we therefore propose to merge IS 29124:2010 [ISO10] into the C++17 standard as a</text:p>
      <text:p text:style-name="P1">conditionally-supported standard library feature. We do so for the following principal reasons:</text:p>
      <text:list xml:id="list7181178471884076657" text:style-name="L1">
        <text:list-item>
          <text:p text:style-name="P7">“Conditionally-supported” was not an available term of art at the time TR1 was being considered for integration into C++0X. Its application in the context of mathematical special functions would clearly and succinctly address any lingering concerns regarding vendors’ implementation burden.</text:p>
        </text:list-item>
        <text:list-item>
          <text:p text:style-name="P7">More importantly, the merger will decrease future WG21 burden by managing a single International Standard, rather than two. This reduces not only the number of published Standards, but also the amount of such future overhead as working papers, issues lists, Project Editors, and the like.</text:p>
        </text:list-item>
        <text:list-item>
          <text:p text:style-name="P7">Even more importantly, members of the user community have expressed interest in maintaining and enhancing the functionality provided by IS 29124:2010. (See, for example, [N3494].) However, WG21 has no vehicle to do so, as IS 29124:2010 is considered a completed project.</text:p>
        </text:list-item>
        <text:list-item>
          <text:p text:style-name="P7">If it were merged into the C++17 standard, our usual process would be able to evaluate and act on such proposals. Finally, it is relevant to take this step in time for C++17, because IS 29124:2010 will come before WG21 in 2015 per the usual ISO rule for periodic review. This is thus an appropriate time to plan this Standard’s retiremen<text:span text:style-name="T1">t.</text:span></text:p>
        </text:list-item>
      </text:list>
      <text:h text:style-name="Heading_20_3" text:outline-level="3"><text:soft-page-break/>Proposed wording</text:h>
      <text:p text:style-name="P2">All proposed wording is relative to WG21 draft [N4296]. Text in <text:span text:style-name="T3">green</text:span> is to be added; editorial</text:p>
      <text:p text:style-name="P2">notes are displayed against a <text:span text:style-name="T2">gray background</text:span>.</text:p>
      <text:p text:style-name="P3">Additionally, the appearance in &lt;cmath&gt; of the functions and other specifications of clause [sf]</text:p>
      <text:p text:style-name="P3">is conditionally supported. The macro __STDCPP_MATH_SPEC_FUNCS__ shall correspondingly be</text:p>
      <text:p text:style-name="P3">conditionally defined by the implementation with the same value as the macro __cplusplus</text:p>
      <text:p text:style-name="P3">[cpp.predefined].</text:p>
      <text:p text:style-name="P4">At the level of and following [c.math], create a new subclause with heading and initial content</text:p>
      <text:p text:style-name="P4">the same as IS 29124:2010’s clause [sf], “Mathematical special functions,” renumbering as</text:p>
      <text:p text:style-name="P4">appropriate to the new context. Then adjust the newly-imported [sf.cmath]/2 as follows:</text:p>
      <text:p text:style-name="P2">. . . . The detailed signatures added <text:span text:style-name="T3">in namespace std</text:span> to header &lt;cmath&gt; are: . . .</text:p>
      <text:p text:style-name="P4">Merge IS 29124:2010’s clause [norm], “Normative References,” into [intro.refs], and merge</text:p>
      <text:p text:style-name="P4">IS 29124:2010’s clause [terms], “Terms, definitions, and symbols,” into [intro.defs], each in</text:p>
      <text:p text:style-name="P4">an order determined at the discretion of the Project Editor.</text:p>
      <text:h text:style-name="Heading_20_3" text:outline-level="3">Acknowledgments</text:h>
      <text:p text:style-name="P2">Many thanks to everyone who helped during the evolution of Mathematical Special Functions in</text:p>
      <text:p text:style-name="P2">the C++ standard library.</text:p>
      <text:p text:style-name="P2">Special thanks to WG14 for its early and enthusiastic embrace of Mathematical Special</text:p>
      <text:p text:style-name="P2">Functions for the C library.</text:p>
      <text:h text:style-name="Heading_20_3" text:outline-level="3">Bibliography</text:h>
      <text:p text:style-name="P2">[Ben07] [John] Benito: “Rationale to change ISO/IEC JTC 1/SC 22 Program of Work for TR 24727 to</text:p>
      <text:p text:style-name="P2">IS 24747.” ISO/IEC JTC1/SC22/WG14 document N1234, 2007-04-28.</text:p>
      <text:p text:style-name="P2">http://www.open-std.org/jtc1/sc22/wg14/www/docs/n1234.htm.</text:p>
      <text:p text:style-name="P2">[ISO07] International Organization for Standardization: “Information technology — Programming lan-</text:p>
      <text:p text:style-name="P2">guages — Technical Report on C++ Library Extensions.” ISO/IEC document TR 19768:2007.</text:p>
      <text:p text:style-name="P2">[ISO09] International Organization for Standardization: “Information technology — Programming lan-</text:p>
      <text:p text:style-name="P2">guages — Programming languages, their environments and system software interfaces — Ex-</text:p>
      <text:p text:style-name="P2">tensions to the C Library to support mathematical special functions.” ISO/IEC document</text:p>
      <text:p text:style-name="P2">IS 24747:2009.</text:p>
      <text:p text:style-name="P2">[ISO10] International Organization for Standardization: “Information technology — Programming lan-</text:p>
      <text:p text:style-name="P2">guages — Programming languages, their environments and system software interfaces — Ex-</text:p>
      <text:p text:style-name="P2">tensions to the C++ Library to support mathematical special functions.” ISO/IEC document</text:p>
      <text:p text:style-name="P2">IS 29124:2010.</text:p>
      <text:p text:style-name="P2">[N1372] P. J. Plauger: “Proposed C99 Library Additions to C++ (Revised).” ISO/IEC JTC1/SC22/WG21 document N1372 (post-Curacao mailing), Undated.</text:p>
      <text:p text:style-name="P2">http://www.open-std.org/jtc1/sc22/wg21/docs/papers/2002/n1372.txt.</text:p>
      <text:p text:style-name="P2">[N1422] Walter E. Brown: “A Proposal to Add Mathematical Special Functions to the C++ Standard Library.”</text:p>
      <text:p text:style-name="P2">ISO/IEC JTC1/SC22/WG21 document N1422 (pre-Oxford mailing), 2003-02-24.</text:p>
      <text:p text:style-name="P2">http://www.open-std.org/jtc1/sc22/wg21/docs/papers/2003/n1422.html.</text:p>
      <text:p text:style-name="P2">[N1502] P. J. Plauger: “Proposed Signature Changes for Special Math Functions in TR-1.” ISO/IEC JTC1/SC22/WG21 document N1502 (pre-Kona mailing), Undated.</text:p>
      <text:p text:style-name="P2">http://www.open-std.org/jtc1/sc22/wg21/docs/papers/2003/n1502.txt.</text:p>
      <text:p text:style-name="P2">[N1514] Walter E. Brown: “A Proposal to Add Mathematical Special Functions to the C++ Standard Library (version 2).” ISO/IEC JTC1/SC22/WG21 document N1514 (pre-Kona mailing), 2003-05-15.</text:p>
      <text:p text:style-name="P2">http://www.open-std.org/jtc1/sc22/wg21/docs/papers/2003/n1514.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Smith-rowland</meta:initial-creator>
    <meta:creation-date>2016-01-31T14:44:43.968289641</meta:creation-date>
    <dc:date>2016-01-31T15:19:48.751859106</dc:date>
    <dc:creator>Edward Smith-rowland</dc:creator>
    <meta:editing-duration>PT19M53S</meta:editing-duration>
    <meta:editing-cycles>3</meta:editing-cycles>
    <meta:generator>LibreOffice/4.4.6.3$Linux_X86_64 LibreOffice_project/40m0$Build-3</meta:generator>
    <meta:document-statistic meta:table-count="0" meta:image-count="0" meta:object-count="0" meta:page-count="2" meta:paragraph-count="73" meta:word-count="922" meta:character-count="6620" meta:non-whitespace-character-count="5765"/>
  </office:meta>
</office:document-meta>
</file>